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9000002CC421E37CA2C613E77.gif" manifest:media-type="image/gif"/>
  <manifest:file-entry manifest:full-path="Pictures/10000000000002D6000002080E9A11465CC08413.gif" manifest:media-type="image/gif"/>
  <manifest:file-entry manifest:full-path="Pictures/10000000000002BE000001DC3B9611566C885AEB.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28200000187C261A00C3F7CCB5C.gif" manifest:media-type="image/gif"/>
  <manifest:file-entry manifest:full-path="Pictures/10000000000002860000015015FBCECE652273D6.gif" manifest:media-type="image/gif"/>
  <manifest:file-entry manifest:full-path="Pictures/100000000000018A000000B020ACFE9B803B3C20.gif" manifest:media-type="image/gif"/>
  <manifest:file-entry manifest:full-path="Pictures/10000000000001C4000000D2044B4E2B1099F17E.gif" manifest:media-type="image/gif"/>
  <manifest:file-entry manifest:full-path="Pictures/10000000000001D700000142DFECA808BD303CC3.gif" manifest:media-type="image/gif"/>
  <manifest:file-entry manifest:full-path="Pictures/100000000000020C000001CAAC5191D7A8AD6E98.gif" manifest:media-type="image/gif"/>
  <manifest:file-entry manifest:full-path="Pictures/10000201000002870000028C243341669E608549.png" manifest:media-type="image/png"/>
  <manifest:file-entry manifest:full-path="Pictures/100002010000025B0000021667B35F0FF2EEE504.png" manifest:media-type="image/png"/>
  <manifest:file-entry manifest:full-path="Pictures/100000000000025000000314E786CF683787A516.gif" manifest:media-type="image/gif"/>
  <manifest:file-entry manifest:full-path="Pictures/10000201000002B30000038419441792BEE16645.png" manifest:media-type="image/png"/>
  <manifest:file-entry manifest:full-path="Pictures/1000000000000307000001F0B5E80DD66799385A.png" manifest:media-type="image/png"/>
  <manifest:file-entry manifest:full-path="Pictures/10000000000001560000015B6D02F33D39F34F8C.png" manifest:media-type="image/png"/>
  <manifest:file-entry manifest:full-path="Pictures/10000000000004D8000002DFB2B381EE27193A61.png" manifest:media-type="image/png"/>
  <manifest:file-entry manifest:full-path="Pictures/100000000000046B000002A08AE3F9F68AD84B45.png" manifest:media-type="image/png"/>
  <manifest:file-entry manifest:full-path="Pictures/100000000000028D0000022A980ADEB0A1C4886A.gif" manifest:media-type="image/gif"/>
  <manifest:file-entry manifest:full-path="Pictures/10000000000005090000047935D6BE3580E9AA62.png" manifest:media-type="image/png"/>
  <manifest:file-entry manifest:full-path="Pictures/10000000000001450000012C742FEEBAFD590DA8.png" manifest:media-type="image/png"/>
  <manifest:file-entry manifest:full-path="Pictures/10000201000001FE000001B6DDBCA4C3FDEBCE37.png" manifest:media-type="image/png"/>
  <manifest:file-entry manifest:full-path="Pictures/10000000000001FC000002ADF904C582ABA1BDAF.gif" manifest:media-type="image/gif"/>
  <manifest:file-entry manifest:full-path="Pictures/10000000000003F300000219C077229D898A1F1D.png" manifest:media-type="image/png"/>
  <manifest:file-entry manifest:full-path="Pictures/10000000000004720000029F8721C44F191C0AAF.png" manifest:media-type="image/png"/>
  <manifest:file-entry manifest:full-path="Pictures/10000000000002B3000001FE410ACB5732C43F6C.gif" manifest:media-type="image/gif"/>
  <manifest:file-entry manifest:full-path="Pictures/100000000000021100000217C00C08BBFEBE92B4.png" manifest:media-type="image/png"/>
  <manifest:file-entry manifest:full-path="Pictures/10000201000001CC000001CD7C6B510FE6ED0C5A.png" manifest:media-type="image/png"/>
  <manifest:file-entry manifest:full-path="Pictures/10000201000002D900000145286EC814058212B7.png" manifest:media-type="image/png"/>
  <manifest:file-entry manifest:full-path="Pictures/1000000000000188000000532D0106BBB1EC7B31.gif" manifest:media-type="image/gif"/>
  <manifest:file-entry manifest:full-path="Pictures/10000000000001F4000001F4B32656CA3A92C5A4.png" manifest:media-type="image/png"/>
  <manifest:file-entry manifest:full-path="Pictures/100000000000050A000004726732CC9ED8CD0D01.png" manifest:media-type="image/png"/>
  <manifest:file-entry manifest:full-path="Pictures/1000020100000262000002970B6E98AADD8D3E5C.png" manifest:media-type="image/png"/>
  <manifest:file-entry manifest:full-path="Pictures/10000000000001FC000002731E79929B92AB47AC.gif" manifest:media-type="image/gif"/>
  <manifest:file-entry manifest:full-path="Pictures/10000000000001FC0000027376980C24E4CBA19A.gif" manifest:media-type="image/gif"/>
  <manifest:file-entry manifest:full-path="Pictures/10000000000001A8000001C816DCDD6EB07C9CEA.png" manifest:media-type="image/png"/>
  <manifest:file-entry manifest:full-path="Pictures/10000000000004720000046FCD4E5FF61424F521.png" manifest:media-type="image/png"/>
  <manifest:file-entry manifest:full-path="Pictures/10000000000001E00000014E3FE390F62191F21B.gif" manifest:media-type="image/gif"/>
  <manifest:file-entry manifest:full-path="Pictures/10000201000001FE00000274E62938E01CB40C05.png" manifest:media-type="image/png"/>
  <manifest:file-entry manifest:full-path="Pictures/100000000000046C0000043FE435717231EDEEF6.png" manifest:media-type="image/png"/>
  <manifest:file-entry manifest:full-path="Pictures/100000000000028D0000022AB5E68FC5C34B4DF3.gif" manifest:media-type="image/gif"/>
  <manifest:file-entry manifest:full-path="Pictures/1000020100000262000002AA928F244E43C73700.png" manifest:media-type="image/png"/>
  <manifest:file-entry manifest:full-path="Pictures/100000000000010100000398AD3885FD63466283.png" manifest:media-type="image/png"/>
  <manifest:file-entry manifest:full-path="Pictures/10000000000001DB000000FA6E952210B0E3E6FF.png" manifest:media-type="image/png"/>
  <manifest:file-entry manifest:full-path="Pictures/10000201000002A2000002E1C0D6AD34DFF5F709.png" manifest:media-type="image/png"/>
  <manifest:file-entry manifest:full-path="Pictures/10000000000002D30000029FC1ECE52A070AACDC.png" manifest:media-type="image/png"/>
  <manifest:file-entry manifest:full-path="Pictures/10000000000001A400000146538DED4EA850338C.png" manifest:media-type="image/png"/>
  <manifest:file-entry manifest:full-path="Pictures/1000000000000470000004740C85DA3629820865.png" manifest:media-type="image/png"/>
  <manifest:file-entry manifest:full-path="Pictures/10000201000002A000000165F7C16AB28890758E.png" manifest:media-type="image/png"/>
  <manifest:file-entry manifest:full-path="Pictures/10000000000001B9000002CA9C6BCBAD82291EB6.png" manifest:media-type="image/png"/>
  <manifest:file-entry manifest:full-path="Pictures/10000000000001C2000002E9C98420F48EE3E143.png" manifest:media-type="image/png"/>
  <manifest:file-entry manifest:full-path="Pictures/1000000000000397000001B8CC8D243307957689.png" manifest:media-type="image/png"/>
  <manifest:file-entry manifest:full-path="Pictures/10000000000002900000018E5C03570E124F292A.gif" manifest:media-type="image/gif"/>
  <manifest:file-entry manifest:full-path="Pictures/10000000000002900000022927BA09CC5A6880FE.gif" manifest:media-type="image/gif"/>
  <manifest:file-entry manifest:full-path="Pictures/10000201000002620000023C3DC7F5C9077FAF26.png" manifest:media-type="image/png"/>
  <manifest:file-entry manifest:full-path="Pictures/10000000000001F40000025896CDCF8F3856AB1A.png" manifest:media-type="image/png"/>
  <manifest:file-entry manifest:full-path="Pictures/1000020100000262000002977B4978132C768709.png" manifest:media-type="image/png"/>
  <manifest:file-entry manifest:full-path="Pictures/100002010000027800000256137F27D82657DAFB.png" manifest:media-type="image/png"/>
  <manifest:file-entry manifest:full-path="Pictures/100000000000025D0000026733C756BFCE11704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1eade"/>
    </style:style>
    <style:style style:name="P54" style:family="paragraph" style:parent-style-name="Text_20_body">
      <style:text-properties officeooo:paragraph-rsid="005265f0"/>
    </style:style>
    <style:style style:name="P55" style:family="paragraph" style:parent-style-name="Text_20_body">
      <style:text-properties fo:font-weight="normal" officeooo:paragraph-rsid="005347da" style:font-weight-asian="normal" style:font-weight-complex="normal"/>
    </style:style>
    <style:style style:name="P56" style:family="paragraph" style:parent-style-name="Text_20_body">
      <style:text-properties fo:font-weight="normal" officeooo:paragraph-rsid="0053f819" style:font-weight-asian="normal" style:font-weight-complex="normal"/>
    </style:style>
    <style:style style:name="P57" style:family="paragraph" style:parent-style-name="Text_20_body">
      <style:text-properties fo:font-weight="normal" officeooo:rsid="0053f819" officeooo:paragraph-rsid="0054dfc8" style:font-weight-asian="normal" style:font-weight-complex="normal"/>
    </style:style>
    <style:style style:name="P58" style:family="paragraph" style:parent-style-name="Text_20_body">
      <style:text-properties fo:font-weight="normal" officeooo:rsid="0056be19" officeooo:paragraph-rsid="0056be19" style:font-weight-asian="normal" style:font-weight-complex="normal"/>
    </style:style>
    <style:style style:name="P59" style:family="paragraph" style:parent-style-name="Text_20_body">
      <style:text-properties fo:font-weight="normal" officeooo:rsid="0054dfc8" officeooo:paragraph-rsid="0054dfc8" style:font-weight-asian="normal" style:font-weight-complex="normal"/>
    </style:style>
    <style:style style:name="P60" style:family="paragraph" style:parent-style-name="Text_20_body">
      <style:text-properties officeooo:rsid="0056be19" officeooo:paragraph-rsid="0056be19"/>
    </style:style>
    <style:style style:name="P61" style:family="paragraph" style:parent-style-name="Text_20_body">
      <style:text-properties officeooo:rsid="000e1d4d" officeooo:paragraph-rsid="002f022f"/>
    </style:style>
    <style:style style:name="P62" style:family="paragraph" style:parent-style-name="Text_20_body">
      <style:text-properties officeooo:rsid="002bc22e" officeooo:paragraph-rsid="001a1f3a"/>
    </style:style>
    <style:style style:name="P63" style:family="paragraph" style:parent-style-name="Text_20_body">
      <style:text-properties officeooo:rsid="001bf338" officeooo:paragraph-rsid="001bf338"/>
    </style:style>
    <style:style style:name="P64" style:family="paragraph" style:parent-style-name="Text_20_body">
      <style:text-properties officeooo:rsid="002736a6" officeooo:paragraph-rsid="001e582d"/>
    </style:style>
    <style:style style:name="P65" style:family="paragraph" style:parent-style-name="Text_20_body">
      <style:text-properties officeooo:rsid="003eac21" officeooo:paragraph-rsid="0046ad36"/>
    </style:style>
    <style:style style:name="P66" style:family="paragraph" style:parent-style-name="Text_20_body">
      <style:text-properties officeooo:rsid="005030f1" officeooo:paragraph-rsid="0051eade"/>
    </style:style>
    <style:style style:name="P67" style:family="paragraph" style:parent-style-name="Text_20_body">
      <style:text-properties officeooo:rsid="005070bf" officeooo:paragraph-rsid="005070bf"/>
    </style:style>
    <style:style style:name="P68" style:family="paragraph" style:parent-style-name="Text_20_body">
      <style:text-properties officeooo:rsid="005265f0" officeooo:paragraph-rsid="005265f0"/>
    </style:style>
    <style:style style:name="P69" style:family="paragraph" style:parent-style-name="Text_20_body">
      <style:text-properties officeooo:rsid="001cb8bd"/>
    </style:style>
    <style:style style:name="P70" style:family="paragraph" style:parent-style-name="Text_20_body">
      <style:text-properties officeooo:rsid="001f76aa"/>
    </style:style>
    <style:style style:name="P71" style:family="paragraph" style:parent-style-name="Text_20_body">
      <style:text-properties officeooo:rsid="0022b1dd"/>
    </style:style>
    <style:style style:name="P72" style:family="paragraph" style:parent-style-name="Text_20_body">
      <style:text-properties officeooo:rsid="0024a043"/>
    </style:style>
    <style:style style:name="P73" style:family="paragraph" style:parent-style-name="Text_20_body">
      <style:text-properties officeooo:rsid="000cf311"/>
    </style:style>
    <style:style style:name="P74" style:family="paragraph" style:parent-style-name="Text_20_body">
      <style:text-properties officeooo:rsid="000ed07a"/>
    </style:style>
    <style:style style:name="P75" style:family="paragraph" style:parent-style-name="Text_20_body">
      <style:text-properties officeooo:rsid="00110974"/>
    </style:style>
    <style:style style:name="P76" style:family="paragraph" style:parent-style-name="Text_20_body">
      <style:text-properties officeooo:rsid="0011317f"/>
    </style:style>
    <style:style style:name="P77" style:family="paragraph" style:parent-style-name="Text_20_body">
      <style:text-properties officeooo:rsid="000f711a"/>
    </style:style>
    <style:style style:name="P78" style:family="paragraph" style:parent-style-name="Text_20_body">
      <style:text-properties officeooo:rsid="0017d6da"/>
    </style:style>
    <style:style style:name="P79" style:family="paragraph" style:parent-style-name="Text_20_body">
      <style:text-properties officeooo:paragraph-rsid="00647bea"/>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3">
      <style:text-properties officeooo:rsid="0009d63f"/>
    </style:style>
    <style:style style:name="P91" style:family="paragraph" style:parent-style-name="Heading_20_3">
      <style:text-properties officeooo:rsid="000cf7d4"/>
    </style:style>
    <style:style style:name="P92" style:family="paragraph" style:parent-style-name="Heading_20_3">
      <style:text-properties officeooo:rsid="004f102a"/>
    </style:style>
    <style:style style:name="P93" style:family="paragraph" style:parent-style-name="Heading_20_3">
      <style:text-properties officeooo:rsid="005265f0"/>
    </style:style>
    <style:style style:name="P94" style:family="paragraph" style:parent-style-name="Heading_20_3">
      <style:text-properties officeooo:rsid="001f76aa"/>
    </style:style>
    <style:style style:name="P95" style:family="paragraph" style:parent-style-name="Heading_20_3">
      <style:text-properties officeooo:rsid="0011317f"/>
    </style:style>
    <style:style style:name="P96" style:family="paragraph" style:parent-style-name="Heading_20_3">
      <style:paragraph-properties fo:break-before="page"/>
    </style:style>
    <style:style style:name="P97" style:family="paragraph" style:parent-style-name="Heading_20_5">
      <style:text-properties style:font-name="Nimbus Roman No9 L"/>
    </style:style>
    <style:style style:name="P98" style:family="paragraph" style:parent-style-name="Heading_20_5">
      <style:text-properties officeooo:rsid="006591e1" officeooo:paragraph-rsid="006591e1"/>
    </style:style>
    <style:style style:name="P99" style:family="paragraph" style:parent-style-name="Text_20_body" style:list-style-name="L1"/>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L3">
      <style:paragraph-properties fo:margin-top="0cm" fo:margin-bottom="0cm" loext:contextual-spacing="false"/>
    </style:style>
    <style:style style:name="P106" style:family="paragraph" style:parent-style-name="Heading_20_2">
      <style:text-properties fo:font-size="32pt" style:font-size-asian="32pt" style:font-size-complex="32pt"/>
    </style:style>
    <style:style style:name="P107" style:family="paragraph" style:parent-style-name="Heading_20_2">
      <style:text-properties fo:font-size="32pt" officeooo:rsid="000393c5" style:font-size-asian="32pt" style:font-size-complex="32pt"/>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fo:font-size="32pt" style:font-size-asian="32pt" style:font-size-complex="32pt"/>
    </style:style>
    <style:style style:name="P110" style:family="paragraph" style:parent-style-name="Heading_20_4">
      <style:text-properties officeooo:rsid="0014c70a"/>
    </style:style>
    <style:style style:name="P111" style:family="paragraph" style:parent-style-name="Heading_20_1">
      <style:paragraph-properties fo:break-before="page"/>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47da"/>
    </style:style>
    <style:style style:name="T54" style:family="text">
      <style:text-properties officeooo:rsid="0053f819"/>
    </style:style>
    <style:style style:name="T55" style:family="text">
      <style:text-properties officeooo:rsid="005a08eb"/>
    </style:style>
    <style:style style:name="T56" style:family="text">
      <style:text-properties officeooo:rsid="005bd0fa"/>
    </style:style>
    <style:style style:name="T57" style:family="text">
      <style:text-properties officeooo:rsid="005c9783"/>
    </style:style>
    <style:style style:name="T58" style:family="text">
      <style:text-properties officeooo:rsid="005d39b1"/>
    </style:style>
    <style:style style:name="T59" style:family="text">
      <style:text-properties officeooo:rsid="005dbc8b"/>
    </style:style>
    <style:style style:name="T60" style:family="text">
      <style:text-properties style:font-name="Nimbus Sans L" fo:font-size="32pt" fo:font-weight="bold" style:font-size-asian="32pt" style:font-weight-asian="bold" style:font-size-complex="32pt" style:font-weight-complex="bold"/>
    </style:style>
    <style:style style:name="T61" style:family="text">
      <style:text-properties officeooo:rsid="0062103a"/>
    </style:style>
    <style:style style:name="T62" style:family="text">
      <style:text-properties officeooo:rsid="00647bea"/>
    </style:style>
    <style:style style:name="T63" style:family="text">
      <style:text-properties officeooo:rsid="0067f32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1" text:anchor-type="paragraph" svg:width="11.679cm" svg:height="11.779cm" draw:z-index="61"><draw:image xlink:href="Pictures/100000000000021100000217C00C08BBFEBE92B4.png" xlink:type="simple" xlink:show="embed" xlink:actuate="onLoad" loext:mime-type="image/png"/></draw:frame></text:p>
      <text:p text:style-name="Standard"/>
      <text:p text:style-name="Standard"/>
      <text:p text:style-name="Standard"/>
      <text:p text:style-name="Standard"/>
      <text:p text:style-name="Standard"/>
      <text:p text:style-name="P6"><text:tab/><text:tab/> <text:s text:c="7"/><text:span text:style-name="T60">Guide to I/O System</text:span></text:p>
      <text:p text:style-name="P1"/>
      <text:p text:style-name="P1"/>
      <text:p text:style-name="P2"/>
      <text:p text:style-name="P2"/>
      <text:p text:style-name="P2"/>
      <text:p text:style-name="P2"/>
      <text:p text:style-name="P2"/>
      <text:p text:style-name="P3">201<text:span text:style-name="T56">5</text:span>-<text:span text:style-name="T38">07</text:span>-<text:span text:style-name="T56">16</text:span></text:p>
      <text:p text:style-name="P3"/>
      <text:p text:style-name="P7"/>
      <text:p text:style-name="P4"/>
      <text:p text:style-name="P5"><text:tab/>Copyright <text:span text:style-name="T49">© 2005-2020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Pb_Profiboard<text:tab/>21</text:p>
          <text:p text:style-name="P89">Slave objects<text:tab/>21</text:p>
          <text:p text:style-name="P88">Pb_Dp_Slave<text:tab/>21</text:p>
          <text:p text:style-name="P88">ABB_ACS_Pb_Slave<text:tab/>22</text:p>
          <text:p text:style-name="P88">Siemens_ET200S_IM151<text:tab/>22</text:p>
          <text:p text:style-name="P88"><text:soft-page-break/>Siemens ET200M_IM153<text:tab/>22</text:p>
          <text:p text:style-name="P89">Module objects<text:tab/>22</text:p>
          <text:p text:style-name="P88">Pb_Module<text:tab/>22</text:p>
          <text:p text:style-name="P88">ABB_ACS_PPO5<text:tab/>22</text:p>
          <text:p text:style-name="P88">Siemens_ET200S_Ai2<text:tab/>22</text:p>
          <text:p text:style-name="P88">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text:soft-page-break/>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text:soft-page-break/>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text:soft-page-break/>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111"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2402820473" text:style-name="L1">
        <text:list-item>
          <text:p text:style-name="P99">be portable and runnable on different platforms.</text:p>
        </text:list-item>
        <text:list-item>
          <text:p text:style-name="P99">handle I/O devices on the local bus.</text:p>
        </text:list-item>
        <text:list-item>
          <text:p text:style-name="P99">handle distributed I/O systems and communicate with remote rack systems.</text:p>
        </text:list-item>
        <text:list-item>
          <text:p text:style-name="P99">make it possible to add new I/O-systems with ease.</text:p>
        </text:list-item>
        <text:list-item>
          <text:p text:style-name="P99">allow projects to implement local I/O systems.</text:p>
        </text:list-item>
        <text:list-item>
          <text:p text:style-name="P99">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7">P</text:span>rofibus slaves that are connected to the Profibus circuit. The card level consist of module objects that represent modules handled by the slaves. The Channel objects represent data sent on the bus from the master card to the modules or vice ver<text:span text:style-name="T57">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106"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text:soft-page-break/></text:p>
      <text:h text:style-name="Heading_20_3" text:outline-level="3">Di card<text:span text:style-name="T59">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text:soft-page-break/>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text:soft-page-break/>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1"><draw:image xlink:href="Pictures/10000000000001FC000002ADF904C582ABA1BDAF.gif" xlink:type="simple" xlink:show="embed" xlink:actuate="onLoad" loext:mime-type="image/gif"/></draw:frame><text:soft-page-break/>Fig PSS9000 configuration example</text:p>
      <text:h text:style-name="Heading_20_5" text:outline-level="5"/>
      <text:p text:style-name="Text_20_body"/>
      <text:p text:style-name="P8"/>
      <text:h text:style-name="P106"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7">P</text:span>rofibus circuit is configured with an object of class Pb_DP_Slave, or a subclass to this class. The slave objects are placed as children to the master object. For the slave objects, a <text:span text:style-name="T57">P</text:span>rofibus configurator can be opened, that configures the slave object, and creates module object for the modules that is handled by the slave. The <text:span text:style-name="T57">P</text:span>rofibus configurator uses the gsd-file for the slave. The gsd-file is a textfile supplied by the vendor, that describes the various configurations available for the actual slave. Before opening the <text:span text:style-name="T57">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7">P</text:span>rofibus configurator is opened by rightclicking on the object and activating 'Configure Slave' from the popup menu.</text:p>
      <text:h text:style-name="Heading_20_3" text:outline-level="3">The <text:span text:style-name="T57">P</text:span>rofibus configuator</text:h>
      <text:p text:style-name="Text_20_body">The <text:span text:style-name="T57">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6980C24E4CBA19A.gif" xlink:type="simple" xlink:show="embed" xlink:actuate="onLoad" loext:mime-type="image/gif"/></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Module</text:h>
      <text:p text:style-name="Text_20_body">A slave can handle one or several modules. There are modular slaves with one single module, <text:soft-page-break/>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7">e</text:span>types supported by the current slave. The list is found below <text:span text:style-name="T5">Type</text:span>.</text:p>
      <text:p text:style-name="P10"><draw:frame draw:style-name="fr2" draw:name="graphics9" text:anchor-type="paragraph" svg:x="-0.021cm" svg:y="0.212cm" svg:width="13.441cm" svg:height="16.589cm" draw:z-index="4"><draw:image xlink:href="Pictures/10000000000001FC000002731E79929B92AB47AC.gif" xlink:type="simple" xlink:show="embed" xlink:actuate="onLoad" loext:mime-type="image/gif"/></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text:soft-page-break/>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7"><draw:image xlink:href="Pictures/10000000000001E00000014E3FE390F62191F21B.gif" xlink:type="simple" xlink:show="embed" xlink:actuate="onLoad" loext:mime-type="image/gif"/></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7">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text:soft-page-break/>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7">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7">P</text:span>rofibus agent object. In the attribute <text:span text:style-name="T5">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text:soft-page-break/>Module objects</text:h>
      <text:h text:style-name="Heading_20_4" text:outline-level="4">Pb_Module</text:h>
      <text:p text:style-name="Text_20_body">Base class for a <text:span text:style-name="T57">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109" text:outline-level="2" text:is-list-header="true">Profinet</text:h>
      <text:p text:style-name="Text_20_body">Profinet is a real time ethernet standard for automation. A Profinet IO system consists of three device-types. </text:p>
      <text:list xml:id="list596874220" text:style-name="L2">
        <text:list-item>
          <text:p text:style-name="P100">The IO Controller, which controls the automation task.</text:p>
        </text:list-item>
        <text:list-item>
          <text:p text:style-name="P100">The IO Device, which is a field device, monitored and controlled by an IO Controller.</text:p>
        </text:list-item>
        <text:list-item>
          <text:p text:style-name="P100">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5">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7">P</text:span>rofinet controller is configured with an object of class PnDevice, or a subclass to this class. The device objects are placed as children to the master. For the device objects, a <text:span text:style-name="T57">P</text:span>rofinet configurator can be opened, that configures the device object and creates module objects for the modules that is handled by the device. The <text:span text:style-name="T57">P</text:span>rofinet configurator uses the gsdml-file for the specific device. The gsdml-file is a text file supplied by the vendor, that describes the various configurations available for the actual device. Before opening the <text:span text:style-name="T57">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7">P</text:span>rofinet configurator is opened by rightclicking on the object and activating 'ConfigureDevice' from the popup menu.</text:p>
      <text:h text:style-name="Heading_20_3" text:outline-level="3">The profinet configu<text:span text:style-name="T55">r</text:span>ator</text:h>
      <text:p text:style-name="Text_20_body">The <text:span text:style-name="T57">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1"><draw:image xlink:href="Pictures/10000201000001FE00000274E62938E01CB40C05.png" xlink:type="simple" xlink:show="embed" xlink:actuate="onLoad" loext:mime-type="image/png"/></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97" text:outline-level="5">ReductionRatio</text:h>
      <text:p text:style-name="P25">Reduction ratio applied to the send clock to form the send cycle time. A send clock factor of 32 and a reduction ratio of 32 will give send cycle time of 32 ms.</text:p>
      <text:h text:style-name="P97"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2"><draw:image xlink:href="Pictures/10000201000001FE000001B6DDBCA4C3FDEBCE37.png" xlink:type="simple" xlink:show="embed" xlink:actuate="onLoad" loext:mime-type="image/png"/></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96"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5" draw:name="graphics35" text:anchor-type="paragraph" svg:width="16.999cm" svg:height="7.578cm" draw:z-index="33"><draw:image xlink:href="Pictures/10000201000002D900000145286EC814058212B7.png" xlink:type="simple" xlink:show="embed" xlink:actuate="onLoad" loext:mime-type="image/png"/></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text:span text:style-name="T57">P</text:span>rofinet controller of type Softing Profinet Stack. The object is placed in the node hierarchy below the $Node object.</text:p>
      <text:h text:style-name="Heading_20_3" text:outline-level="3"><text:soft-page-break/>Device objects</text:h>
      <text:h text:style-name="Heading_20_4" text:outline-level="4">PnDevice</text:h>
      <text:p text:style-name="Text_20_body">Base object for a <text:span text:style-name="T57">P</text:span>rofinet device. Reside below a <text:span text:style-name="T57">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7">P</text:span>rofinet).</text:p>
      <text:h text:style-name="Heading_20_3" text:outline-level="3">Module objects</text:h>
      <text:h text:style-name="Heading_20_4" text:outline-level="4">PnModule</text:h>
      <text:p text:style-name="Text_20_body">Base class for a <text:span text:style-name="T57">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text:soft-page-break/>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106" text:outline-level="2"><text:soft-page-break/></text:h>
      <text:p text:style-name="P30"/>
      <text:p text:style-name="P30"/>
      <text:p text:style-name="P30"/>
      <text:p text:style-name="P30"/>
      <text:p text:style-name="P30"/>
      <text:p text:style-name="P30"/>
      <text:p text:style-name="P30"/>
      <text:p text:style-name="P30"/>
      <text:p text:style-name="P30"/>
      <text:p text:style-name="P30"/>
      <text:h text:style-name="P107" text:outline-level="2">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2129081495" text:style-name="L3">
        <text:list-item>
          <text:p text:style-name="P105"><text:soft-page-break/>Guaranteed transfer of time-critical data in very short isochronic cycles with configurable response time. </text:p>
        </text:list-item>
        <text:list-item>
          <text:p text:style-name="P105">Time-synchronization of all nodes in the network with very high precision of sub-microseconds. </text:p>
        </text:list-item>
        <text:list-item>
          <text:p text:style-name="P101">Transmission of less time-critical data in a reserved asynchronous channel. </text:p>
        </text:list-item>
      </text:list>
      <text:h text:style-name="Heading_20_3" text:outline-level="3"><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90"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91" text:outline-level="3">ProviewR as a MN</text:h>
      <text:p text:style-name="P38">In ProviewR I/O handling the MN represents the agent level, CN the rack level and the module the card level. </text:p>
      <text:p text:style-name="P61">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6" draw:name="graphics53" text:anchor-type="paragraph" svg:x="0.279cm" svg:y="-0.15cm" svg:width="8.968cm" svg:height="7.938cm" draw:z-index="51"><draw:image xlink:href="Pictures/10000000000001450000012C742FEEBAFD590DA8.png" xlink:type="simple" xlink:show="embed" xlink:actuate="onLoad" loext:mime-type="image/png"/></draw:frame></text:p>
      <text:p text:style-name="P11"/>
      <text:p text:style-name="P11"/>
      <text:p text:style-name="P11"/>
      <text:p text:style-name="P11"/>
      <text:p text:style-name="P11"><text:soft-page-break/></text:p>
      <text:p text:style-name="P11"/>
      <text:p text:style-name="P11"/>
      <text:p text:style-name="P11"/>
      <text:p text:style-name="P11"/>
      <text:p text:style-name="P11"/>
      <text:p text:style-name="P16">CN object setup example</text:p>
      <text:p text:style-name="P50"><draw:frame draw:style-name="fr6" draw:name="graphics54" text:anchor-type="paragraph" svg:x="0.056cm" svg:y="0.048cm" svg:width="9.574cm" svg:height="9.181cm" draw:z-index="52"><draw:image xlink:href="Pictures/10000000000001560000015B6D02F33D39F34F8C.png" xlink:type="simple" xlink:show="embed" xlink:actuate="onLoad" loext:mime-type="image/png"/></draw:frame></text:p>
      <text:p text:style-name="P49"><text:s text:c="2"/></text:p>
      <text:p text:style-name="P49"/>
      <text:h text:style-name="P110" text:outline-level="4"/>
      <text:h text:style-name="P110" text:outline-level="4"/>
      <text:h text:style-name="P110" text:outline-level="4"/>
      <text:p text:style-name="P48"/>
      <text:p text:style-name="P48"/>
      <text:p text:style-name="P48"/>
      <text:p text:style-name="P48"/>
      <text:h text:style-name="P110" text:outline-level="4">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6" draw:name="graphics45" text:anchor-type="paragraph" svg:x="1.64cm" svg:y="1.06cm" svg:width="14.056cm" svg:height="7.789cm" draw:z-index="43"><draw:image xlink:href="Pictures/10000000000004720000029F8721C44F191C0AAF.png" xlink:type="simple" xlink:show="embed" xlink:actuate="onLoad" loext:mime-type="image/png"/></draw:frame></text:p>
      <text:p text:style-name="P41"/>
      <text:p text:style-name="P62"><text:soft-page-break/>When creating a new project, set the MN configuration option to “default” and set Auto generate to “Yes”, press “Ok” button. </text:p>
      <text:p text:style-name="P40"/>
      <text:p text:style-name="P40"><draw:frame draw:style-name="fr7" draw:name="graphics46" text:anchor-type="paragraph" svg:width="13.697cm" svg:height="8.107cm" draw:z-index="44"><draw:image xlink:href="Pictures/100000000000046B000002A08AE3F9F68AD84B45.png" xlink:type="simple" xlink:show="embed" xlink:actuate="onLoad" loext:mime-type="image/png"/></draw:frame></text:p>
      <text:p text:style-name="P40"/>
      <text:p text:style-name="P40"/>
      <text:p text:style-name="P43">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6" draw:name="graphics47" text:anchor-type="paragraph" svg:x="1.393cm" svg:y="0.459cm" svg:width="14.212cm" svg:height="8.744cm" draw:z-index="53"><draw:image xlink:href="Pictures/10000000000004D8000002DFB2B381EE27193A61.png" xlink:type="simple" xlink:show="embed" xlink:actuate="onLoad" loext:mime-type="image/png"/></draw:frame></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6" draw:name="graphics52" text:anchor-type="paragraph" svg:x="0.496cm" svg:y="0.198cm" svg:width="15.621cm" svg:height="11.037cm" draw:z-index="50"><draw:image xlink:href="Pictures/10000000000005090000047935D6BE3580E9AA62.png" xlink:type="simple" xlink:show="embed" xlink:actuate="onLoad" loext:mime-type="image/png"/></draw:frame></text:p>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3">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7" draw:name="graphics49" text:anchor-type="paragraph" svg:width="15.125cm" svg:height="15.071cm" draw:z-index="45"><draw:image xlink:href="Pictures/1000000000000470000004740C85DA3629820865.png" xlink:type="simple" xlink:show="embed" xlink:actuate="onLoad" loext:mime-type="image/png"/></draw:frame><text:soft-page-break/></text:p>
      <text:p text:style-name="P46"/>
      <text:p text:style-name="P46"/>
      <text:p text:style-name="P46"/>
      <text:p text:style-name="P47"/>
      <text:p text:style-name="P47"/>
      <text:p text:style-name="P47"/>
      <text:p text:style-name="P47"/>
      <text:p text:style-name="P47"><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7" draw:name="graphics48" text:anchor-type="paragraph" svg:width="14.755cm" svg:height="15.199cm" draw:z-index="46"><draw:image xlink:href="Pictures/10000000000004720000046FCD4E5FF61424F521.png" xlink:type="simple" xlink:show="embed" xlink:actuate="onLoad" loext:mime-type="image/png"/></draw:frame><text:soft-page-break/></text:p>
      <text:p text:style-name="P46"/>
      <text:p text:style-name="P46"/>
      <text:p text:style-name="P46"/>
      <text:p text:style-name="P46"/>
      <text:p text:style-name="P46"/>
      <text:p text:style-name="P46"/>
      <text:p text:style-name="P64">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7" draw:name="graphics50" text:anchor-type="paragraph" svg:width="15.667cm" svg:height="15.595cm" draw:z-index="47"><draw:image xlink:href="Pictures/100000000000046C0000043FE435717231EDEEF6.png" xlink:type="simple" xlink:show="embed" xlink:actuate="onLoad" loext:mime-type="image/png"/></draw:frame><text:soft-page-break/></text:p>
      <text:p text:style-name="P51"/>
      <text:p text:style-name="P51"/>
      <text:p text:style-name="P51"/>
      <text:p text:style-name="P51"/>
      <text:p text:style-name="P52">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6" draw:name="graphics51" text:anchor-type="paragraph" svg:x="0.674cm" svg:y="0.489cm" svg:width="15.741cm" svg:height="14.048cm" draw:z-index="48"><draw:image xlink:href="Pictures/100000000000050A000004726732CC9ED8CD0D01.png" xlink:type="simple" xlink:show="embed" xlink:actuate="onLoad" loext:mime-type="image/png"/></draw:frame><draw:ellipse text:anchor-type="paragraph" draw:z-index="49" draw:style-name="gr1" draw:text-style-name="P112" svg:width="0.505cm" svg:height="0.486cm" svg:x="9.65cm" svg:y="2.955cm"><text:p/></draw:ellipse><text:soft-page-break/></text:p>
      <text:p text:style-name="P52"/>
      <text:p text:style-name="P52"/>
      <text:p text:style-name="P52"/>
      <text:p text:style-name="P52"/>
      <text:p text:style-name="P52"/>
      <text:p text:style-name="P52"/>
      <text:p text:style-name="P52"/>
      <text:p text:style-name="P52"/>
      <text:p text:style-name="P52"/>
      <text:p text:style-name="P65"><draw:frame draw:style-name="fr6" draw:name="graphics55" text:anchor-type="paragraph" svg:x="0.54cm" svg:y="0.446cm" svg:width="5.429cm" svg:height="20.671cm" draw:z-index="54"><draw:image xlink:href="Pictures/100000000000010100000398AD3885FD63466283.png" xlink:type="simple" xlink:show="embed" xlink:actuate="onLoad" loext:mime-type="image/png"/></draw:frame><draw:frame draw:style-name="fr6" draw:name="graphics56" text:anchor-type="paragraph" svg:x="6.105cm" svg:y="0.446cm" svg:width="10.717cm" svg:height="11.89cm" draw:z-index="55"><draw:image xlink:href="Pictures/10000000000002D30000029FC1ECE52A070AACDC.png" xlink:type="simple" xlink:show="embed" xlink:actuate="onLoad" loext:mime-type="image/png"/></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92" text:outline-level="3">ProviewR as a CN</text:h>
      <text:p text:style-name="P53"><text:span text:style-name="T51">When ProviewR should act as a CN you create an EPL_CNServer object in the node hierarchy, and below this an EPL_CnServerModule object. In the EPL_CNServer object the network device, IP address and NodeId is specified. The NodeId is a unique number between 1 and 239 on the Powerlink circuit, and the NodeId should also be the last number in the IP address. For example NodeId 14 will require the IP address 10.0.0.14. </text:span></text:p>
      <text:p text:style-name="P12"><draw:frame draw:style-name="fr2" draw:name="graphics58" text:anchor-type="paragraph" svg:x="0.139cm" svg:y="0.111cm" svg:width="9.317cm" svg:height="6.396cm" draw:z-index="57"><draw:image xlink:href="Pictures/10000000000001A400000146538DED4EA850338C.png" xlink:type="simple" xlink:show="embed" xlink:actuate="onLoad" loext:mime-type="image/png"/></draw:frame>Fig Configration of a Epl_CNServer object</text:p>
      <text:p text:style-name="P66">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2" draw:name="graphics57" text:anchor-type="paragraph" svg:x="0.159cm" svg:y="0cm" svg:width="9.364cm" svg:height="14.123cm" draw:z-index="56"><draw:image xlink:href="Pictures/10000000000001B9000002CA9C6BCBAD82291EB6.png" xlink:type="simple" xlink:show="embed" xlink:actuate="onLoad" loext:mime-type="image/png"/></draw:frame><text:soft-page-break/>Fig CN server configuration</text:p>
      <text:p text:style-name="P67">When CN configuration is complete, an xdd-file is created by rightclicking on the Epl_CnServer object in the configurator, and activating GenerateXddFile. This will create the file $pwrp_cnf/cnserver.xdd which can be used when configuring the Powerlink circuit.</text:p>
      <text:p text:style-name="P60">The Powerlink server process should also be configured with a EplHandler object in the node hierarchy. When this object exist, the CN server process, rt_powerlink_cn, will be started.</text:p>
      <text:h text:style-name="P93" text:outline-level="3">Communication between two ProviewR nodes</text:h>
      <text:p text:style-name="P54"><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8">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2" draw:name="graphics59" text:anchor-type="paragraph" svg:x="0.243cm" svg:y="0cm" svg:width="9.567cm" svg:height="15.06cm" draw:z-index="58"><draw:image xlink:href="Pictures/10000000000001C2000002E9C98420F48EE3E143.png" xlink:type="simple" xlink:show="embed" xlink:actuate="onLoad" loext:mime-type="image/png"/></draw:frame><text:soft-page-break/>Fig MN configuration</text:p>
      <text:p text:style-name="P55"><text:span text:style-name="T53">The Powerlink circuit also has to be configured in the openCONFIGURATOR, and this is opened by rightclicking on the Epl_MN object and activating ConfigureEpl. Create a new project with Default MN Configuration and AutoGenerate set to Yes.</text:span></text:p>
      <text:p text:style-name="P56"><text:span text:style-name="T54">Rightclick on the created MN node and activate </text:span><text:span text:style-name="T8">Add CN</text:span><text:span text:style-name="T54">. Enter the Node ID, select </text:span><text:span text:style-name="T8">Import XDC/XDD, </text:span><text:span text:style-name="T3">and specify the previously created xtt-file for the CN server, cnserver.xdd on $pwrp_cnf.</text:span></text:p>
      <text:p text:style-name="P15"><draw:frame draw:style-name="fr2" draw:name="graphics60" text:anchor-type="paragraph" svg:x="-0.03cm" svg:y="0cm" svg:width="12.065cm" svg:height="6.35cm" draw:z-index="59"><draw:image xlink:href="Pictures/10000000000001DB000000FA6E952210B0E3E6FF.png" xlink:type="simple" xlink:show="embed" xlink:actuate="onLoad" loext:mime-type="image/png"/></draw:frame><text:soft-page-break/>Fig Add CN in openCONFIGURATOR</text:p>
      <text:p text:style-name="P57">Select the created CN node and set the PollResponse Timeout to 270 us. Save and build the project.</text:p>
      <text:p text:style-name="P17"><draw:frame draw:style-name="fr2" draw:name="graphics61" text:anchor-type="paragraph" svg:x="0.016cm" svg:y="0cm" svg:width="14.847cm" svg:height="7.331cm" draw:z-index="60"><draw:image xlink:href="Pictures/1000000000000397000001B8CC8D243307957689.png" xlink:type="simple" xlink:show="embed" xlink:actuate="onLoad" loext:mime-type="image/png"/></draw:frame>Fig Circuit configuration in openCONFIGURATOR</text:p>
      <text:p text:style-name="P59">Copy the created configuration file <text:s text:c="6"/></text:p>
      <text:p text:style-name="P23">$pwrp_login/Documents/openCONFIGURATOR_Projects/'projectname'/cdc_xap/mnobd.cdc</text:p>
      <text:p text:style-name="P57">to $pwrp_load. This file should be distributed to the MN node with an ApplDistribute object in the directory volume.</text:p>
      <text:p text:style-name="P58">Also the Powerlink server process should be configured with a EplHandler object in the node hierarchy in both the CN and MN node.</text:p>
      <text:h text:style-name="P106" text:outline-level="2">Modbus TCP Client</text:h>
      <text:p text:style-name="Text_20_body">MODBUS is an application layer messaging protocol that provides client/server communication 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7">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text:soft-page-break/>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8" draw:name="graphics25" text:anchor-type="paragraph" svg:width="13.102cm" svg:height="14.399cm" draw:z-index="22"><draw:image xlink:href="Pictures/1000020100000262000002AA928F244E43C73700.png" xlink:type="simple" xlink:show="embed" xlink:actuate="onLoad" loext:mime-type="image/png"/></draw:frame></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text:soft-page-break/>device. Typically the input data area is defined by a number of ChanDi's which represent the number of coils you want to read. The representation on the ChanDi should be set to Bit8.</text:p>
      <text:p text:style-name="P18">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80">1 register (2 bytes) digital input data, 6 lowest bits represent the inputs</text:p>
          </table:table-cell>
        </table:table-row>
        <table:table-row>
          <table:table-cell table:style-name="Table8.A2" office:value-type="string">
            <text:p text:style-name="P81">1 register (2 bytes) digital input status</text:p>
          </table:table-cell>
        </table:table-row>
        <table:table-row>
          <table:table-cell table:style-name="Table8.A2" office:value-type="string">
            <text:p text:style-name="P81">1 register (2 bytes) echo digital output</text:p>
          </table:table-cell>
        </table:table-row>
        <table:table-row>
          <table:table-cell table:style-name="Table8.A2" office:value-type="string">
            <text:p text:style-name="P81">1 register, digital output status</text:p>
          </table:table-cell>
        </table:table-row>
        <table:table-row>
          <table:table-cell table:style-name="Table8.A2" office:value-type="string">
            <text:p text:style-name="P81">1 register, analog input channel 1</text:p>
          </table:table-cell>
        </table:table-row>
        <table:table-row>
          <table:table-cell table:style-name="Table8.A2" office:value-type="string">
            <text:p text:style-name="P81">1 register, analog input channel 2</text:p>
          </table:table-cell>
        </table:table-row>
        <table:table-row>
          <table:table-cell table:style-name="Table8.A2" office:value-type="string">
            <text:p text:style-name="P81">1 register, echo analog output channel 1</text:p>
          </table:table-cell>
        </table:table-row>
        <table:table-row>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80">1 register digital output data, 6 lowest bits represent the outputs</text:p>
            </table:table-cell>
          </table:table-row>
        </table:table-header-rows>
        <table:table-row>
          <table:table-cell table:style-name="Table9.A2" office:value-type="string">
            <text:p text:style-name="P81">1 register, analog output channel 1</text:p>
          </table:table-cell>
        </table:table-row>
        <table:table-row>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8" draw:name="graphics26" text:anchor-type="paragraph" svg:width="13.471cm" svg:height="13.107cm" draw:z-index="23"><draw:image xlink:href="Pictures/10000201000002620000023C3DC7F5C9077FAF26.png" xlink:type="simple" xlink:show="embed" xlink:actuate="onLoad" loext:mime-type="image/png"/></draw:frame></text:p>
      <text:p text:style-name="Text_20_body"/>
      <text:p text:style-name="Text_20_body"><text:soft-page-break/>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8" draw:name="graphics27" text:anchor-type="paragraph" svg:width="14.166cm" svg:height="15.411cm" draw:z-index="24"><draw:image xlink:href="Pictures/1000020100000262000002977B4978132C768709.png" xlink:type="simple" xlink:show="embed" xlink:actuate="onLoad" loext:mime-type="image/png"/></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8" draw:name="graphics28" text:anchor-type="paragraph" svg:width="13.889cm" svg:height="15.632cm" draw:z-index="25"><draw:image xlink:href="Pictures/1000020100000262000002970B6E98AADD8D3E5C.png" xlink:type="simple" xlink:show="embed" xlink:actuate="onLoad" loext:mime-type="image/png"/></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8">The </text:span>IP-address of the device is configured. See fu<text:span text:style-name="T58">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8">r</text:span>ther information in the help for this class.</text:p>
      <text:h text:style-name="P106" text:outline-level="2"/>
      <text:h text:style-name="P109"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8">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8">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8">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7"><draw:image xlink:href="Pictures/10000201000002A000000165F7C16AB28890758E.png" xlink:type="simple" xlink:show="embed" xlink:actuate="onLoad" loext:mime-type="image/png"/></draw:frame><text:soft-page-break/>Fig Modbus Server configuration</text:p>
      <text:p text:style-name="P10"><draw:frame draw:style-name="fr7" draw:name="graphics31" text:anchor-type="paragraph" svg:width="16.999cm" svg:height="18.586cm" draw:z-index="28"><draw:image xlink:href="Pictures/10000201000002A2000002E1C0D6AD34DFF5F709.png" xlink:type="simple" xlink:show="embed" xlink:actuate="onLoad" loext:mime-type="image/png"/></draw:frame><text:soft-page-break/>Fig Modbus Server channel configuration </text:p>
      <text:h text:style-name="Heading_20_2" text:outline-level="2"/>
      <text:h text:style-name="P108"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9" draw:name="graphics41" text:anchor-type="paragraph" svg:width="16.999cm" svg:height="9.028cm" draw:z-index="38"><draw:image xlink:href="Pictures/10000000000003F300000219C077229D898A1F1D.png" xlink:type="simple" xlink:show="embed" xlink:actuate="onLoad" loext:mime-type="image/png"/></draw:frame>A configuration in SYCON.net</text:p>
      <text:p text:style-name="P26">When the configuration is finished, export it from the controller menu, </text:p>
      <text:p text:style-name="P26">Additional Functions/Export/DBM/nxd...</text:p>
      <text:p text:style-name="P26"><draw:frame draw:style-name="fr2" draw:name="graphics42" text:anchor-type="paragraph" svg:x="0.573cm" svg:y="0cm" svg:width="6.2cm" svg:height="5.463cm" draw:z-index="39"><draw:image xlink:href="Pictures/10000000000001A8000001C816DCDD6EB07C9CEA.png" xlink:type="simple" xlink:show="embed" xlink:actuate="onLoad" loext:mime-type="image/png"/></draw:frame>Fig Export the configuration</text:p>
      <text:p text:style-name="P26"><text:soft-page-break/>This will create a configuration file, in some cases two files, that should be copied to the process station.</text:p>
      <text:h text:style-name="P94" text:outline-level="3">cifX driver configuration</text:h>
      <text:p text:style-name="P69">The Linux cifX driver should be installed on the process station. Follow the instructions to build and load the driver.</text:p>
      <text:p text:style-name="Text_20_body">A directory tree for the driver configuration should be created under opt/cifx. </text:p>
      <text:p text:style-name="P70">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70">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1">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2">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6" draw:name="graphics43" text:anchor-type="paragraph" svg:x="0.058cm" svg:y="0cm" svg:width="16.053cm" svg:height="15.189cm" draw:z-index="40"><draw:image xlink:href="Pictures/100002010000027800000256137F27D82657DAFB.png" xlink:type="simple" xlink:show="embed" xlink:actuate="onLoad" loext:mime-type="image/png"/></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2" draw:name="graphics44" text:anchor-type="paragraph" svg:x="0.046cm" svg:y="0.116cm" svg:width="11.684cm" svg:height="11.709cm" draw:z-index="41"><draw:image xlink:href="Pictures/10000201000001CC000001CD7C6B510FE6ED0C5A.png" xlink:type="simple" xlink:show="embed" xlink:actuate="onLoad" loext:mime-type="image/png"/></draw:frame><text:soft-page-break/>Fig cifX diagnosis</text:p>
      <text:p text:style-name="P8"/>
      <text:h text:style-name="P106"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Card object</text:h>
      <text:h text:style-name="Heading_20_4" text:outline-level="4">MotionControl_USBIO</text:h>
      <text:p text:style-name="Text_20_body">The card object is positioned under the rack object. Process should also here be 1 and the object <text:soft-page-break/>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text:soft-page-break/>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106" text:outline-level="2"/>
      <text:h text:style-name="P109"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8">is</text:span> acce<text:span text:style-name="T58">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text:soft-page-break/>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text:soft-page-break/></text:p>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text:soft-page-break/>$pwr_obj/rt_io_user.o -lpwr_rt -lusb-1.0 -lpwr_usbio_dummy <text:span text:style-name="T25">-lpwr_pnak_dummy -lpwr_cifx_dummy -lpwr_nodave_dummy -lpwr_epl_dummy</text:span></text:p>
      <text:p text:style-name="P22"/>
      <text:p text:style-name="P10"><draw:frame draw:style-name="fr6" draw:name="graphics29" text:anchor-type="paragraph" svg:x="0.046cm" svg:y="0cm" svg:width="16.007cm" svg:height="16.272cm" draw:z-index="26"><draw:image xlink:href="Pictures/100000000000025D0000026733C756BFCE117049.png" xlink:type="simple" xlink:show="embed" xlink:actuate="onLoad" loext:mime-type="image/png"/></draw:frame>Fig Velleman K8055 configuration</text:p>
      <text:h text:style-name="P109" text:outline-level="2">Arduino Uno</text:h>
      <text:p text:style-name="P73">Interface to Arduino USB boards, e.g. Uno and Mega2560.</text:p>
      <text:h text:style-name="Heading_20_3" text:outline-level="3">Initialization of the Arduino board</text:h>
      <text:p text:style-name="P74">Install the Arduino environment on your development station. </text:p>
      <text:p text:style-name="Text_20_body">Connect the Arduino board to the development station and examine the device, normally /dev/ttyACM0 on linux. </text:p>
      <text:p text:style-name="P75">Open the sketch </text:p>
      <text:p text:style-name="P24">$pwr_inc/pwr_arduino_uno.ino </text:p>
      <text:p text:style-name="P75">in the Arduino Development Environment. Select board type in Tools/Board in the menu, and serial port in Tools/Serial Port. Press the Upload button.</text:p>
      <text:p text:style-name="P10"><draw:frame draw:style-name="fr2" draw:name="graphics39" text:anchor-type="paragraph" svg:x="0.032cm" svg:y="0.24cm" svg:width="13.229cm" svg:height="15.875cm" draw:z-index="35"><draw:image xlink:href="Pictures/10000000000001F40000025896CDCF8F3856AB1A.png" xlink:type="simple" xlink:show="embed" xlink:actuate="onLoad" loext:mime-type="image/png"/></draw:frame>Fig The Arduino Development Environment</text:p>
      <text:p text:style-name="Text_20_body"><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95" text:outline-level="3"><text:soft-page-break/>USB port baud rate </text:h>
      <text:p text:style-name="P76">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1251955407" text:style-name="L4">
        <text:list-item>
          <text:p text:style-name="P102">configure the baud rate in the BaudRate attribute in the Arduino_Uno object.</text:p>
        </text:list-item>
        <text:list-item>
          <text:p text:style-name="P102"><text:span text:style-name="T29">change the baud rate value in the Serial.begin() call in the pwr_arduino_uno sketch and u</text:span><text:span text:style-name="T30">pload the modified sketch to the board.</text:span></text:p>
          <text:p text:style-name="P102"><draw:frame draw:style-name="fr2" draw:name="graphics40" text:anchor-type="paragraph" svg:x="1.259cm" svg:y="0cm" svg:width="13.229cm" svg:height="13.229cm" draw:z-index="36"><draw:image xlink:href="Pictures/10000000000001F4000001F4B32656CA3A92C5A4.png" xlink:type="simple" xlink:show="embed" xlink:actuate="onLoad" loext:mime-type="image/png"/></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text:soft-page-break/>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7">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7">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able:table-row>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9" draw:name="graphics36" text:anchor-type="paragraph" svg:width="16.999cm" svg:height="10.971cm" draw:z-index="34"><draw:image xlink:href="Pictures/1000000000000307000001F0B5E80DD66799385A.png" xlink:type="simple" xlink:show="embed" xlink:actuate="onLoad" loext:mime-type="image/png"/></draw:frame><text:soft-page-break/>Fig Arduino Uno configuration</text:p>
      <text:p text:style-name="P10"/>
      <text:p text:style-name="P10"><draw:frame draw:style-name="fr9" draw:name="graphics38" text:anchor-type="paragraph" svg:width="16.999cm" svg:height="22.139cm" draw:z-index="37"><draw:image xlink:href="Pictures/10000201000002B30000038419441792BEE16645.png" xlink:type="simple" xlink:show="embed" xlink:actuate="onLoad" loext:mime-type="image/png"/></draw:frame><text:soft-page-break/>Fig Arduino Uno channel configuration</text:p>
      <text:h text:style-name="P109"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6" draw:name="graphics32" text:anchor-type="paragraph" svg:x="0.011cm" svg:y="0.418cm" svg:width="15.316cm" svg:height="13.564cm" draw:z-index="29"><draw:image xlink:href="Pictures/100002010000025B0000021667B35F0FF2EEE504.png" xlink:type="simple" xlink:show="embed" xlink:actuate="onLoad" loext:mime-type="image/png"/></draw:frame>Fig GPIO configuration</text:p>
      <text:h text:style-name="P106" text:outline-level="2"/>
      <text:h text:style-name="P109"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8">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8">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6" draw:name="graphics33" text:anchor-type="paragraph" svg:x="0.074cm" svg:y="0cm" svg:width="16.434cm" svg:height="16.561cm" draw:z-index="30"><draw:image xlink:href="Pictures/10000201000002870000028C243341669E608549.png" xlink:type="simple" xlink:show="embed" xlink:actuate="onLoad" loext:mime-type="image/png"/></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text:soft-page-break/>Area obje<text:span text:style-name="T38">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8">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text:soft-page-break/>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096497930" text:style-name="L5">
        <text:list-item>
          <text:p text:style-name="P103">creates a context.</text:p>
        </text:list-item>
        <text:list-item>
          <text:p text:style-name="P103">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103">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103">for every I/O objects that is inserted, the methods are identified, and pointers to the method functions are fetched. Also pointers to the object and the objects name, is inserted in the data structure.</text:p>
        </text:list-item>
        <text:list-item>
          <text:p text:style-name="P103">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oft-page-break/><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8">o</text:span>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8">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oft-page-break/><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8">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8">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text:soft-page-break/>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9"><draw:image xlink:href="Pictures/100000000000020C000001CAAC5191D7A8AD6E98.gif" xlink:type="simple" xlink:show="embed" xlink:actuate="onLoad" loext:mime-type="image/gif"/></draw:frame>Fig Example of a baseclass for a card</text:p>
      <text:p text:style-name="P10"><draw:frame draw:style-name="fr2" draw:name="graphics7" text:anchor-type="paragraph" svg:x="0.079cm" svg:y="0.351cm" svg:width="15.663cm" svg:height="20.849cm" draw:z-index="17"><draw:image xlink:href="Pictures/100000000000025000000314E786CF683787A516.gif" xlink:type="simple" xlink:show="embed" xlink:actuate="onLoad" loext:mime-type="image/gif"/></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10" draw:name="graphics4" text:anchor-type="paragraph" svg:width="12.462cm" svg:height="8.52cm" draw:z-index="13"><draw:image xlink:href="Pictures/10000000000001D700000142DFECA808BD303CC3.gif" xlink:type="simple" xlink:show="embed" xlink:actuate="onLoad" loext:mime-type="image/gif"/></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8">I</text:span>nt32. States which process should handle the unit.</text:p>
      <text:h text:style-name="Heading_20_4" text:outline-level="4">ThreadObject</text:h>
      <text:p text:style-name="Text_20_body">Attribute of type pwrs:Type-$Objid. States which thread in the plcprocess should handle the <text:span text:style-name="T58">I/O</text:span>.</text:p>
      <text:p text:style-name="P10"><draw:frame draw:style-name="fr10" draw:name="graphics5" text:anchor-type="paragraph" svg:width="10.372cm" svg:height="2.196cm" draw:z-index="2"><draw:image xlink:href="Pictures/1000000000000188000000532D0106BBB1EC7B31.gif" xlink:type="simple" xlink:show="embed" xlink:actuate="onLoad" loext:mime-type="image/gif"/></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text:soft-page-break/>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10" draw:name="graphics3" text:anchor-type="paragraph" svg:width="11.959cm" svg:height="5.556cm" draw:z-index="20"><draw:image xlink:href="Pictures/10000000000001C4000000D2044B4E2B1099F17E.gif" xlink:type="simple" xlink:show="embed" xlink:actuate="onLoad" loext:mime-type="image/gif"/></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11" draw:name="graphics2" text:anchor-type="paragraph" svg:x="0.014cm" svg:y="0.358cm" svg:width="10.425cm" svg:height="4.657cm" draw:z-index="15"><draw:image xlink:href="Pictures/100000000000018A000000B020ACFE9B803B3C20.gif" xlink:type="simple" xlink:show="embed" xlink:actuate="onLoad" loext:mime-type="image/gif"/></draw:frame>Fig Connect method</text:p>
      <text:p text:style-name="Text_20_body"/>
      <text:h text:style-name="Heading_20_2" text:outline-level="2" text:is-list-header="true">Methods</text:h>
      <text:p text:style-name="Text_20_body">For the agent, rack and card classes you write methods in the programming language c. A method is <text:soft-page-break/>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4003883077" text:style-name="L6">
        <text:list-item>
          <text:p text:style-name="P104">Init-method is called at initialization of the I/O handling, i.e. at start up of the runtime environment and at soft restart.</text:p>
        </text:list-item>
        <text:list-item>
          <text:p text:style-name="P104">Close-method is called when the I/O handling is terminated, i.e. when the runtime environment is stopped or at a soft restart. </text:p>
        </text:list-item>
        <text:list-item>
          <text:p text:style-name="P104">Read-method is called cyclic when its time to read the input cards.</text:p>
        </text:list-item>
        <text:list-item>
          <text:p text:style-name="P104">Write-method is called cyclic when its time to put out values to the output cards.</text:p>
        </text:list-item>
        <text:list-item>
          <text:p text:style-name="P104">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1">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text:soft-page-break/>Rack <text:span text:style-name="T61">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Card <text:span text:style-name="T61">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text:soft-page-break/>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text:soft-page-break/>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text:soft-page-break/>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oft-page-break/><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oft-page-break/><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text:soft-page-break/>#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soft-page-break/><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oft-page-break/><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text:soft-page-break/>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8">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6" draw:name="graphics12" text:anchor-type="paragraph" svg:x="0cm" svg:y="0cm" svg:width="16.999cm" svg:height="8.841cm" draw:z-index="19"><draw:image xlink:href="Pictures/10000000000002860000015015FBCECE652273D6.gif" xlink:type="simple" xlink:show="embed" xlink:actuate="onLoad" loext:mime-type="image/gif"/></draw:frame>Fig Classvolume registration</text:p>
      <text:h text:style-name="Heading_20_5" text:outline-level="5"><text:soft-page-break/>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10"><draw:frame draw:style-name="fr7" draw:name="graphics13" text:anchor-type="paragraph" svg:width="16.986cm" svg:height="10.345cm" draw:z-index="21"><draw:image xlink:href="Pictures/100000000000028200000187C261A00C3F7CCB5C.gif" xlink:type="simple" xlink:show="embed" xlink:actuate="onLoad" loext:mime-type="image/gif"/></draw:frame>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9" draw:name="graphics14" text:anchor-type="paragraph" svg:width="16.999cm" svg:height="14.328cm" draw:z-index="12"><draw:image xlink:href="Pictures/10000000000002900000022927BA09CC5A6880FE.gif" xlink:type="simple" xlink:show="embed" xlink:actuate="onLoad" loext:mime-type="image/gif"/></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9" draw:name="graphics15" text:anchor-type="paragraph" svg:width="16.999cm" svg:height="10.312cm" draw:z-index="1"><draw:image xlink:href="Pictures/10000000000002900000018E5C03570E124F292A.gif" xlink:type="simple" xlink:show="embed" xlink:actuate="onLoad" loext:mime-type="image/gif"/></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9" draw:name="graphics16" text:anchor-type="paragraph" svg:width="16.999cm" svg:height="14.406cm" draw:z-index="14"><draw:image xlink:href="Pictures/10000000000002900000022CE6FF05959611DEC1.gif" xlink:type="simple" xlink:show="embed" xlink:actuate="onLoad" loext:mime-type="image/gif"/></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9" draw:name="graphics17" text:anchor-type="paragraph" svg:width="16.999cm" svg:height="10.753cm" draw:z-index="3"><draw:image xlink:href="Pictures/10000000000002900000019F74B2B07BC21085E1.gif" xlink:type="simple" xlink:show="embed" xlink:actuate="onLoad" loext:mime-type="image/gif"/></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16.999cm" svg:height="12.545cm" draw:z-index="16"><draw:image xlink:href="Pictures/10000000000002B3000001FE410ACB5732C43F6C.gif" xlink:type="simple" xlink:show="embed" xlink:actuate="onLoad" loext:mime-type="image/gif"/></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6" draw:name="graphics18" text:anchor-type="paragraph" svg:x="0cm" svg:y="0.116cm" svg:width="16.999cm" svg:height="11.464cm" draw:z-index="18"><draw:image xlink:href="Pictures/10000000000002B3000001D21F901E7809737E0F.gif" xlink:type="simple" xlink:show="embed" xlink:actuate="onLoad" loext:mime-type="image/gif"/></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9" draw:name="graphics20" text:anchor-type="paragraph" svg:width="16.999cm" svg:height="11.525cm" draw:z-index="6"><draw:image xlink:href="Pictures/10000000000002BE000001DC3B9611566C885AEB.gif" xlink:type="simple" xlink:show="embed" xlink:actuate="onLoad" loext:mime-type="image/gif"/></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9" draw:name="graphics21" text:anchor-type="paragraph" svg:width="16.999cm" svg:height="12.174cm" draw:z-index="5"><draw:image xlink:href="Pictures/10000000000002D6000002080E9A11465CC08413.gif" xlink:type="simple" xlink:show="embed" xlink:actuate="onLoad" loext:mime-type="image/gif"/></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3">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oft-page-break/><text:s text:c="2"/>// Configure 4 Do and 4 Di on Port A</text:p>
      <text:p text:style-name="Code"><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soft-page-break/>{</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oft-page-break/><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oft-page-break/><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3">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mars2_modules = $(pwrp_obj)/ra_io_m_motioncontrol_usbio.o \</text:p>
      <text:p text:style-name="Code"><text:soft-page-break/><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3">appl</text:span>)/ra_io_m_motioncontrol_usbio.c \</text:p>
      <text:p text:style-name="Code"><text:tab/>$(pwrp_inc)/pwr_cvolmerk1classes.h</text:p>
      <text:p text:style-name="Code"/>
      <text:p text:style-name="Code">$(pwrp_obj)/rt_io_user.o : $(pwrp_<text:span text:style-name="T63">appl</text:span>)/rt_io_user.c</text:p>
      <text:p text:style-name="Text_20_body"/>
      <text:h text:style-name="P98" text:outline-level="5">Build options</text:h>
      <text:p text:style-name="P79">We choose to call the methods from the plc process, and have to link the plc program with the object modules of the methods. To do this, we <text:span text:style-name="T62">create a BuildOptions object under the NodeConfig object in the directory volume.</text:span> <text:span text:style-name="T62">In ObjectModules[0] we insert the created object file ‘$pwrp_obj/rt_io_m_motioncontrol_usbio.o’, and in ObjectModules[1] ‘$pwrp_obj/rt_io_user.o’. </text:span>We also have to add the archive with the USB I/O driver API, <text:span text:style-name="T10">libusbio.a</text:span>. <text:span text:style-name="T62">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6" draw:name="graphics22" text:anchor-type="paragraph" svg:x="0cm" svg:y="0.48cm" svg:width="16.999cm" svg:height="17.872cm" draw:z-index="42"><draw:image xlink:href="Pictures/10000000000002A9000002CC421E37CA2C613E77.gif" xlink:type="simple" xlink:show="embed" xlink:actuate="onLoad" loext:mime-type="image/gif"/></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16.999cm" svg:height="14.42cm" draw:z-index="8"><draw:image xlink:href="Pictures/100000000000028D0000022AB5E68FC5C34B4DF3.gif" xlink:type="simple" xlink:show="embed" xlink:actuate="onLoad" loext:mime-type="image/gif"/></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9" draw:name="graphics24" text:anchor-type="paragraph" svg:width="16.999cm" svg:height="14.42cm" draw:z-index="10"><draw:image xlink:href="Pictures/100000000000028D0000022A980ADEB0A1C4886A.gif" xlink:type="simple" xlink:show="embed" xlink:actuate="onLoad" loext:mime-type="image/gif"/></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6-04T07:08:33</meta:creation-date>
    <dc:date>2020-03-04T16:16:07.248854905</dc:date>
    <dc:language>en-US</dc:language>
    <meta:editing-cycles>229</meta:editing-cycles>
    <meta:editing-duration>P13DT14H58M20S</meta:editing-duration>
    <meta:document-statistic meta:table-count="14" meta:image-count="61" meta:object-count="0" meta:page-count="110" meta:paragraph-count="1945" meta:word-count="19212" meta:character-count="123605" meta:non-whitespace-character-count="101464"/>
    <meta:user-defined meta:name="Info 1"/>
    <meta:user-defined meta:name="Info 2"/>
    <meta:user-defined meta:name="Info 3"/>
    <meta:user-defined meta:name="Info 4"/>
  </office:meta>
</office:document-meta>
</file>